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0467820" calcext:value-type="float">
            <text:p>6804678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7317506" calcext:value-type="float">
            <text:p>3573175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9282989" calcext:value-type="float">
            <text:p>3892829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3066120" calcext:value-type="float">
            <text:p>3030661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4929758" calcext:value-type="float">
            <text:p>2449297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6590186" calcext:value-type="float">
            <text:p>2265901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7579277" calcext:value-type="float">
            <text:p>2075792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9010556" calcext:value-type="float">
            <text:p>2390105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997555" calcext:value-type="float">
            <text:p>2509975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0691663" calcext:value-type="float">
            <text:p>2706916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1509345" calcext:value-type="float">
            <text:p>2715093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5232279" calcext:value-type="float">
            <text:p>2852322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8952588" calcext:value-type="float">
            <text:p>2589525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83816918" calcext:value-type="float">
            <text:p>2838169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22:04:24.052101206</meta:creation-date>
    <dc:date>2015-03-02T22:05:35.892638782</dc:date>
    <meta:editing-duration>P0D</meta:editing-duration>
    <meta:editing-cycles>1</meta:editing-cycles>
    <meta:document-statistic meta:table-count="1" meta:cell-count="28" meta:object-count="0"/>
    <meta:generator>LibreOffice/4.2.7.2$Linux_X86_64 LibreOffice_project/420m0$Build-2</meta:generator>
  </office:meta>
</office:document-meta>
</file>